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f2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Component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Stock</text:p>
          </table:table-cell>
          <table:table-cell office:value-type="string" calcext:value-type="string">
            <text:p>Ordering</text:p>
          </table:table-cell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rking</text:p>
          </table:table-cell>
          <table:table-cell table:style-name="ce1" office:value-type="string" calcext:value-type="string">
            <text:p>Checked</text:p>
          </table:table-cell>
          <table:table-cell table:style-name="Default" office:value-type="string" calcext:value-type="string">
            <text:p>15th May 2018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BC54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p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5.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7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n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wire ordered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 r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TTiny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table:style-name="Default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atteryholder</text:p>
          </table:table-cell>
          <table:table-cell office:value-type="string" calcext:value-type="string">
            <text:p>BK-9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CR203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vind Liland</meta:initial-creator>
    <meta:creation-date>2018-05-15T17:33:25.926000000</meta:creation-date>
    <dc:date>2018-05-15T22:33:06.769000000</dc:date>
    <dc:creator>Eivind Liland</dc:creator>
    <meta:editing-duration>PT2H17M3S</meta:editing-duration>
    <meta:editing-cycles>2</meta:editing-cycles>
    <meta:generator>LibreOffice/6.0.2.1$Windows_X86_64 LibreOffice_project/f7f06a8f319e4b62f9bc5095aa112a65d2f3ac89</meta:generator>
    <meta:document-statistic meta:table-count="1" meta:cell-count="109" meta:object-count="0"/>
  </office:meta>
</office:document-meta>
</file>